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F16" svg:font-family="F16" style:font-family-generic="swiss"/>
    <style:font-face style:name="F18" svg:font-family="F18" style:font-family-generic="swiss"/>
    <style:font-face style:name="F20" svg:font-family="F20" style:font-family-generic="swiss"/>
    <style:font-face style:name="F21" svg:font-family="F21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4pt" style:font-size-asian="14pt" style:font-size-complex="14pt"/>
    </style:style>
    <style:style style:name="P2" style:family="paragraph" style:parent-style-name="Standard">
      <style:paragraph-properties style:text-autospace="none"/>
      <style:text-properties fo:color="#ff0000" style:font-name="Verdana" fo:font-size="12pt" style:font-name-asian="F16" style:font-size-asian="12pt" style:font-name-complex="F16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name-asian="F16" style:font-size-asian="12pt" style:font-name-complex="F16" style:font-size-complex="12pt"/>
    </style:style>
    <style:style style:name="T3" style:family="text">
      <style:text-properties fo:font-size="12pt" style:font-name-asian="F18" style:font-size-asian="12pt" style:font-name-complex="F18" style:font-size-complex="12pt"/>
    </style:style>
    <style:style style:name="T4" style:family="text">
      <style:text-properties fo:font-size="12pt" fo:font-style="italic" style:font-name-asian="F21" style:font-size-asian="12pt" style:font-style-asian="italic" style:font-name-complex="F21" style:font-size-complex="12pt" style:font-style-complex="italic"/>
    </style:style>
    <style:style style:name="T5" style:family="text">
      <style:text-properties fo:color="#ff0000" fo:font-size="12pt" style:font-name-asian="F16" style:font-size-asian="12pt" style:font-name-complex="F16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Übung Benutzerrechte 2<text:line-break/><text:line-break/></text:span><text:span text:style-name="T3">1. </text:span><text:span text:style-name="T2">Legen Sie eine neue Gruppe an und fügen einen (neuen) Benutzer hinzu<text:line-break/><text:line-break/><text:line-break/><text:line-break/>2. Erstellen Sie einen neuen Nutzer mit Home-Verzeichnis und wählen buchhaltung als primäre Gruppe.<text:line-break/><text:line-break/><text:line-break/><text:line-break/>3. Setzen Sie ein Passwort für den neuen Benutzer <text:line-break/><text:line-break/><text:line-break/><text:line-break/>4. Versuchen Sie nun die Gruppe zu löschen.<text:line-break/><text:line-break/><text:line-break/><text:line-break/>5. Löschen Sie den neuen Benutzer wieder inkl. Seines Home-Verzeichnisses<text:line-break/><text:line-break/><text:line-break/><text:line-break/>6. Wann wurde das Passwort von Ihrem Benutzer zuletzt geändert?<text:line-break/><text:line-break/><text:line-break/><text:line-break/><text:line-break/><text:line-break/></text:span><text:span text:style-name="T4"><text:line-break/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F16" svg:font-family="F16" style:font-family-generic="swiss"/>
    <style:font-face style:name="F18" svg:font-family="F18" style:font-family-generic="swiss"/>
    <style:font-face style:name="F20" svg:font-family="F20" style:font-family-generic="swiss"/>
    <style:font-face style:name="F21" svg:font-family="F21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26T15:51:29.64</meta:creation-date>
    <dc:date>2019-08-27T10:41:02.86</dc:date>
    <meta:editing-duration>PT2H10M29S</meta:editing-duration>
    <meta:editing-cycles>5</meta:editing-cycles>
    <meta:generator>OpenOffice/4.1.6$Win32 OpenOffice.org_project/416m1$Build-9790</meta:generator>
    <meta:print-date>2019-08-27T08:42:05.32</meta:print-date>
    <meta:document-statistic meta:table-count="0" meta:image-count="0" meta:object-count="0" meta:page-count="1" meta:paragraph-count="1" meta:word-count="67" meta:character-count="450"/>
  </office:meta>
</office:document-meta>
</file>